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kartaRegexpMatcher.getGroups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Matche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Matcher.getGroups( String input , int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kartaRegexpMatcher.matches( String input , RE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Matcher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Matcher.matches( String input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Matcher.getCompiledPattern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kartaRegexpMatcher.matches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Matcher.getCompilerOptions( int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